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39f4" officeooo:paragraph-rsid="001039f4" style:font-weight-asian="normal" style:font-weight-complex="normal"/>
    </style:style>
    <style:style style:name="P5" style:family="paragraph" style:parent-style-name="Standard">
      <style:text-properties fo:font-weight="normal" officeooo:rsid="0013ff03" officeooo:paragraph-rsid="0013ff03" style:font-weight-asian="normal" style:font-weight-complex="normal"/>
    </style:style>
    <style:style style:name="P6" style:family="paragraph" style:parent-style-name="Standard">
      <style:text-properties fo:font-weight="normal" officeooo:rsid="0014053c" officeooo:paragraph-rsid="001405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039f4"/>
    </style:style>
    <style:style style:name="P8" style:family="paragraph" style:parent-style-name="Standard">
      <style:text-properties officeooo:paragraph-rsid="0013ff03"/>
    </style:style>
    <style:style style:name="P9" style:family="paragraph" style:parent-style-name="Standard">
      <style:text-properties officeooo:paragraph-rsid="0014053c"/>
    </style:style>
    <style:style style:name="P10" style:family="paragraph" style:parent-style-name="Standard">
      <style:text-properties officeooo:rsid="0014053c" officeooo:paragraph-rsid="0014053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39f4" style:font-weight-asian="normal" style:font-weight-complex="normal"/>
    </style:style>
    <style:style style:name="T3" style:family="text">
      <style:text-properties fo:font-weight="normal" officeooo:rsid="001063b0" style:font-weight-asian="normal" style:font-weight-complex="normal"/>
    </style:style>
    <style:style style:name="T4" style:family="text">
      <style:text-properties fo:font-weight="normal" officeooo:rsid="0013ff03" style:font-weight-asian="normal" style:font-weight-complex="normal"/>
    </style:style>
    <style:style style:name="T5" style:family="text">
      <style:text-properties fo:font-weight="normal" officeooo:rsid="0014053c" style:font-weight-asian="normal" style:font-weight-complex="normal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fo:font-weight="normal" officeooo:rsid="001039f4" style:font-name-asian="Liberation Serif1" style:font-weight-asian="normal" style:font-name-complex="Liberation Serif1" style:font-weight-complex="normal"/>
    </style:style>
    <style:style style:name="T8" style:family="text">
      <style:text-properties style:font-name="Liberation Serif1" officeooo:rsid="00119b00"/>
    </style:style>
    <style:style style:name="T9" style:family="text">
      <style:text-properties style:font-name="Liberation Serif1" officeooo:rsid="001305ee"/>
    </style:style>
    <style:style style:name="T10" style:family="text">
      <style:text-properties style:font-name="Liberation Serif" style:font-name-asian="Noto Serif CJK SC" style:font-name-complex="Lohit Devanagari"/>
    </style:style>
    <style:style style:name="T11" style:family="text">
      <style:text-properties style:font-name="Liberation Serif" fo:font-weight="normal" officeooo:rsid="001039f4" style:font-name-asian="Noto Serif CJK SC" style:font-weight-asian="normal" style:font-name-complex="Lohit Devanagari" style:font-weight-complex="normal"/>
    </style:style>
    <style:style style:name="T12" style:family="text">
      <style:text-properties officeooo:rsid="00119b00"/>
    </style:style>
    <style:style style:name="T13" style:family="text">
      <style:text-properties officeooo:rsid="0013ff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tatement 1:</text:p>
      <text:p text:style-name="P1">Blood glucose levels for obese patients have a mean of 100 with a standard deviation of</text:p>
      <text:p text:style-name="P1">15. A researcher thinks that a diet high in raw cornstarch will have a positive effect on</text:p>
      <text:p text:style-name="P1">blood glucose levels. A sample of 36 patients who have tried the raw cornstarch diet</text:p>
      <text:p text:style-name="P1">have a mean glucose level of 108. Test the hypothesis that the raw cornstarch had an</text:p>
      <text:p text:style-name="P1">effect or not.</text:p>
      <text:p text:style-name="P3"/>
      <text:p text:style-name="P4"><text:tab/>Step 1: State the hypothesis, poulation mean is 108</text:p>
      <text:p text:style-name="P7"><text:span text:style-name="T2"><text:tab/><text:tab/>H0 = 100 =&gt; NULL HYPOTHESIS</text:span></text:p>
      <text:p text:style-name="P7"><text:span text:style-name="T2"><text:tab/><text:tab/>H1 != 100 =&gt; ALTERNATIVE HYPOTHSIS</text:span></text:p>
      <text:p text:style-name="P7"><text:span text:style-name="T2"/></text:p>
      <text:p text:style-name="P7"><text:span text:style-name="T2"><text:tab/>Step 2: Assume the significance level to be 10% ( 0.1 ) known as alpha level.</text:span></text:p>
      <text:p text:style-name="P7"><text:span text:style-name="T2"><text:tab/><text:tab/>It means if the random chance probability is less than 10%, then we can conclude <text:tab/><text:tab/>that their difference in behaviour of two different populations.</text:span></text:p>
      <text:p text:style-name="P7"><text:span text:style-name="T2"><text:tab/><text:tab/></text:span></text:p>
      <text:p text:style-name="P7"><text:span text:style-name="T2"><text:tab/>Step 3: Z-Score test</text:span></text:p>
      <text:p text:style-name="P7"><text:span text:style-name="T2"><text:tab/><text:tab/>z = (sample mean – population_mean) / (population_sigma / </text:span><text:span text:style-name="T7">√</text:span><text:span text:style-name="T11">no of sample)</text:span><text:span text:style-name="T2"> </text:span></text:p>
      <text:p text:style-name="P7"><text:span text:style-name="T2"/></text:p>
      <text:p text:style-name="P7"><text:span text:style-name="T2"><text:tab/><text:tab/>From Z-score table, the p value associated with 3.2 is 0.9993</text:span></text:p>
      <text:p text:style-name="P7"><text:span text:style-name="T2"><text:tab/>The probabilty of having value less than 108 is 0.9993 and more than or equals to 108 is</text:span></text:p>
      <text:p text:style-name="P7"><text:span text:style-name="T2"><text:tab/>1-0.9993 = 0.0007 </text:span></text:p>
      <text:p text:style-name="P7"><text:span text:style-name="T2"><text:tab/></text:span></text:p>
      <text:p text:style-name="P7"><text:span text:style-name="T2"><text:tab/>Step 4: </text:span><text:span text:style-name="T3">The probability of mean glucose level of 108 is 0.0007 which is less than 0.1</text:span></text:p>
      <text:p text:style-name="P7"><text:span text:style-name="T3"/></text:p>
      <text:p text:style-name="P7"><text:span text:style-name="T3"><text:tab/><text:tab/>Hence, we reject Null Hypothesis</text:span></text:p>
      <text:p text:style-name="P7"><text:span text:style-name="T2"><text:tab/><text:tab/></text:span></text:p>
      <text:p text:style-name="P1"/>
      <text:p text:style-name="P1"/>
      <text:p text:style-name="P1">Problem Statement 2:</text:p>
      <text:p text:style-name="P1">In one state, 52% of the voters are Republicans, and 48% are Democrats. In a second</text:p>
      <text:p text:style-name="P1">state, 47% of the voters are Republicans, and 53% are Democrats. Suppose a simple</text:p>
      <text:p text:style-name="P1">random sample of 100 voters are surveyed from each state.</text:p>
      <text:p text:style-name="P1">What is the probability that the survey will show a greater percentage of Republican</text:p>
      <text:p text:style-name="P1">voters in the second state than in the first state?</text:p>
      <text:p text:style-name="P1"/>
      <text:p text:style-name="P1"><text:tab/><text:span text:style-name="T13">R1 = 0.52<text:tab/>R2 = 0.47</text:span></text:p>
      <text:p text:style-name="P1"><text:tab/><text:span text:style-name="T13">D1 = 0.48<text:tab/>D2 = 0.53</text:span></text:p>
      <text:p text:style-name="P1"/>
      <text:p text:style-name="P5">sample = 100<text:tab/><text:tab/>n1 = 100<text:tab/>n2 = 100</text:p>
      <text:p text:style-name="P5"/>
      <text:p text:style-name="P5">r1 – proportions of republican voters in the sample from the first state</text:p>
      <text:p text:style-name="P8"><text:span text:style-name="T4">r2 - proportions of republican voters in the sample from the second state</text:span></text:p>
      <text:p text:style-name="P5"/>
      <text:p text:style-name="P5">mean of sampe proportions i.e, expected value E[r1-r2] = <text:s/>R1 – R2 = mu</text:p>
      <text:p text:style-name="P5"/>
      <text:p text:style-name="P5">mu = R1 – R2</text:p>
      <text:p text:style-name="P5"/>
      <text:p text:style-name="P5">sd = <text:span text:style-name="T6">√(</text:span><text:span text:style-name="T10">(R1 * D1)/n1 + ((R1 * D2) / n2))</text:span></text:p>
      <text:p text:style-name="P5"/>
      <text:p text:style-name="P6">This problem requires finding the probability that R1 is less than R2</text:p>
      <text:p text:style-name="P6">This is equivalent to finding the probability that R1 – R2 &lt;0</text:p>
      <text:p text:style-name="P6"/>
      <text:p text:style-name="P9"><text:soft-page-break/><text:span text:style-name="T5">Suppose x = 0</text:span></text:p>
      <text:p text:style-name="P9"><text:span text:style-name="T5"/></text:p>
      <text:p text:style-name="P10"><text:span text:style-name="T1">To find the probability we need to transform the random variable (R1-R2) into z-score value</text:span></text:p>
      <text:p text:style-name="P10"><text:span text:style-name="T1"/></text:p>
      <text:p text:style-name="P10"><text:span text:style-name="T1">Z_score_R1_R2 = (x – mu) / sd</text:span></text:p>
      <text:p text:style-name="P10"><text:span text:style-name="T1"/></text:p>
      <text:p text:style-name="P10"><text:span text:style-name="T1">The value of z-score is -0.7082 or less is 0.24</text:span></text:p>
      <text:p text:style-name="P10"><text:span text:style-name="T1"/></text:p>
      <text:p text:style-name="P10"><text:span text:style-name="T1">Hence, the probability that the survey will show a greater percentage of Republican voters in the scond state is 0.24. </text:span></text:p>
      <text:p text:style-name="P1"/>
      <text:p text:style-name="P1"/>
      <text:p text:style-name="P1">Problem Statement 3:</text:p>
      <text:p text:style-name="P1">You take the SAT and score 1100. The mean score for the SAT is 1026 and the standard</text:p>
      <text:p text:style-name="P1">deviation is 209. How well did you score on the test compared to the average test taker?</text:p>
      <text:p text:style-name="P2"/>
      <text:p text:style-name="P2"><text:tab/><text:span text:style-name="T12">SAT score, x = 1100</text:span></text:p>
      <text:p text:style-name="P2"><text:span text:style-name="T12"><text:tab/>SAT mean score <text:s/>= 1026</text:span></text:p>
      <text:p text:style-name="P2"><text:span text:style-name="T12"><text:tab/>SD, </text:span><text:span text:style-name="T8">σ = 209</text:span></text:p>
      <text:p text:style-name="P2"><text:span text:style-name="T8"/></text:p>
      <text:p text:style-name="P2"><text:span text:style-name="T8"><text:tab/>z = (x – mean score) / SD</text:span></text:p>
      <text:p text:style-name="P2"><text:span text:style-name="T8"/></text:p>
      <text:p text:style-name="P2"><text:span text:style-name="T8"><text:tab/>z = 1100 -1026 / 209</text:span></text:p>
      <text:p text:style-name="P2"><text:span text:style-name="T8"><text:tab/></text:span></text:p>
      <text:p text:style-name="P2"><text:span text:style-name="T8"><text:tab/>z = </text:span><text:span text:style-name="T9">0.354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06:15:32.567659798</meta:creation-date>
    <dc:date>2020-04-10T08:03:53.898448965</dc:date>
    <meta:editing-duration>PT8M50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52" meta:word-count="487" meta:character-count="2561" meta:non-whitespace-character-count="2075"/>
  </office:meta>
</office:document-meta>
</file>